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46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2" style:family="table-cell" style:parent-style-name="Default">
      <style:table-cell-properties fo:background-color="#99ff66" style:text-align-source="fix" style:repeat-content="false" fo:wrap-option="no-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Not Comfortable</text:p>
          </table:table-cell>
          <table:table-cell table:style-name="ce4" office:value-type="string" calcext:value-type="string">
            <text:p>Comfortable</text:p>
          </table:table-cell>
          <table:table-cell table:style-name="ce4" office:value-type="string" calcext:value-type="string">
            <text:p>Proficient</text:p>
          </table:table-cell>
          <table:table-cell table:style-name="ce4" office:value-type="string" calcext:value-type="string">
            <text:p>Expert</text:p>
          </table:table-cell>
          <table:table-cell/>
          <table:table-cell table:style-name="Default"/>
          <table:table-cell table:formula="of:=CONCATENATE(&quot;Far - &quot;;[.B2])" office:value-type="string" office:string-value="Far - Not Comfortable" calcext:value-type="string">
            <text:p>Far - Not Comfortable</text:p>
          </table:table-cell>
          <table:table-cell table:formula="of:=CONCATENATE(&quot;Far - &quot;;[.C2])" office:value-type="string" office:string-value="Far - Comfortable" calcext:value-type="string">
            <text:p>Far - Comfortable</text:p>
          </table:table-cell>
          <table:table-cell table:formula="of:=CONCATENATE(&quot;Far - &quot;;[.D2])" office:value-type="string" office:string-value="Far - Proficient" calcext:value-type="string">
            <text:p>Far - Proficient</text:p>
          </table:table-cell>
          <table:table-cell table:formula="of:=CONCATENATE(&quot;Far - &quot;;[.E2])" office:value-type="string" office:string-value="Far - Expert" calcext:value-type="string">
            <text:p>Far - Exp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ar Factor</text:p>
          </table:table-cell>
          <table:table-cell table:formula="of:=[.B3]*[.$A6]" office:value-type="float" office:value="0" calcext:value-type="float">
            <text:p>0</text:p>
          </table:table-cell>
          <table:table-cell table:formula="of:=[.C3]*[.$A6]" office:value-type="float" office:value="1.6" calcext:value-type="float">
            <text:p>1.6</text:p>
          </table:table-cell>
          <table:table-cell table:formula="of:=[.D3]*[.$A6]" office:value-type="float" office:value="3.2" calcext:value-type="float">
            <text:p>3.2</text:p>
          </table:table-cell>
          <table:table-cell table:formula="of:=[.E3]*[.$A6]" office:value-type="float" office:value="4.8" calcext:value-type="float">
            <text:p>4.8</text:p>
          </table:table-cell>
          <table:table-cell table:number-columns-repeated="2"/>
          <table:table-cell table:formula="of:=CONCATENATE(&quot;Near - &quot;;[.B2])" office:value-type="string" office:string-value="Near - Not Comfortable" calcext:value-type="string">
            <text:p>Near - Not Comfortable</text:p>
          </table:table-cell>
          <table:table-cell table:formula="of:=CONCATENATE(&quot;Near - &quot;;[.C2])" office:value-type="string" office:string-value="Near - Comfortable" calcext:value-type="string">
            <text:p>Near - Comfortable</text:p>
          </table:table-cell>
          <table:table-cell table:formula="of:=CONCATENATE(&quot;Near - &quot;;[.D2])" office:value-type="string" office:string-value="Near - Proficient" calcext:value-type="string">
            <text:p>Near - Proficient</text:p>
          </table:table-cell>
          <table:table-cell table:formula="of:=CONCATENATE(&quot;Near - &quot;;[.E2])" office:value-type="string" office:string-value="Near - Expert" calcext:value-type="string">
            <text:p>Near - Expert</text:p>
          </table:table-cell>
          <table:table-cell table:number-columns-repeated="1013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number-columns-repeated="6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3"/>
          <table:table-cell table:number-columns-repeated="6"/>
          <table:table-cell table:style-name="Default" table:number-columns-repeated="4"/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0:29:05.581036828</meta:creation-date>
    <dc:date>2018-08-07T10:55:06.795100918</dc:date>
    <meta:editing-duration>PT15M51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